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inux Libertine G1" svg:font-family="'Linux Libertine G'"/>
    <style:font-face style:name="Roboto" svg:font-family="Roboto, Arial, sans-serif"/>
    <style:font-face style:name="Lucida Sans1" svg:font-family="'Lucida Sans'" style:font-family-generic="swiss"/>
    <style:font-face style:name="Linux Libertine G" svg:font-family="'Linux Libertine G'"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tab-stops>
          <style:tab-stop style:position="3.4626in" style:type="center"/>
          <style:tab-stop style:position="6.9252in" style:type="right"/>
        </style:tab-stops>
      </style:paragraph-properties>
      <style:text-properties fo:font-variant="normal" fo:text-transform="none" fo:color="#000000" style:font-name="Linux Libertine G" fo:font-size="14.25pt" fo:letter-spacing="normal" fo:font-style="normal" fo:font-weight="normal" officeooo:paragraph-rsid="001539c0"/>
    </style:style>
    <style:style style:name="P2" style:family="paragraph" style:parent-style-name="Standard" style:list-style-name="L1">
      <style:paragraph-properties fo:line-height="115%" fo:orphans="2" fo:widows="2"/>
      <style:text-properties fo:font-variant="normal" fo:text-transform="none" fo:color="#000000" style:font-name="Linux Libertine G" fo:font-size="12pt" fo:letter-spacing="normal" fo:font-style="normal" fo:font-weight="normal" officeooo:paragraph-rsid="001d0511" style:font-size-asian="12pt" style:font-size-complex="12pt"/>
    </style:style>
    <style:style style:name="P3" style:family="paragraph" style:parent-style-name="Standard">
      <style:paragraph-properties fo:line-height="115%"/>
    </style:style>
    <style:style style:name="P4" style:family="paragraph" style:parent-style-name="Standard">
      <style:paragraph-properties fo:line-height="115%"/>
      <style:text-properties officeooo:paragraph-rsid="001539c0"/>
    </style:style>
    <style:style style:name="P5" style:family="paragraph" style:parent-style-name="Standard">
      <style:paragraph-properties fo:line-height="115%" fo:text-align="justify" style:justify-single-word="false">
        <style:tab-stops>
          <style:tab-stop style:position="3.4626in" style:type="center"/>
          <style:tab-stop style:position="6.9252in" style:type="right"/>
        </style:tab-stops>
      </style:paragraph-properties>
      <style:text-properties officeooo:paragraph-rsid="001721a1"/>
    </style:style>
    <style:style style:name="P6" style:family="paragraph" style:parent-style-name="Standard">
      <style:paragraph-properties fo:line-height="115%" fo:text-align="justify" style:justify-single-word="false"/>
      <style:text-properties officeooo:paragraph-rsid="001d0511"/>
    </style:style>
    <style:style style:name="P7" style:family="paragraph" style:parent-style-name="Standard">
      <style:paragraph-properties fo:line-height="115%" fo:text-align="center" style:justify-single-word="false"/>
      <style:text-properties officeooo:paragraph-rsid="001539c0"/>
    </style:style>
    <style:style style:name="P8" style:family="paragraph" style:parent-style-name="Standard">
      <style:paragraph-properties fo:line-height="115%" fo:text-align="center" style:justify-single-word="false"/>
      <style:text-properties fo:font-size="14pt" officeooo:paragraph-rsid="001539c0" style:font-size-asian="14pt" style:font-size-complex="14pt"/>
    </style:style>
    <style:style style:name="P9" style:family="paragraph" style:parent-style-name="Standard">
      <style:paragraph-properties fo:margin-left="0in" fo:margin-right="0in" fo:line-height="115%" fo:orphans="2" fo:widows="2" fo:text-indent="0in" style:auto-text-indent="false"/>
      <style:text-properties fo:font-variant="normal" fo:text-transform="none" fo:color="#000000" style:font-name="Linux Libertine G" fo:font-size="12pt" fo:letter-spacing="normal" fo:font-style="normal" fo:font-weight="normal" style:font-size-asian="12pt" style:font-size-complex="12pt"/>
    </style:style>
    <style:style style:name="P10"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000000" style:font-name="Linux Libertine G" fo:font-size="12pt" fo:letter-spacing="normal" fo:font-style="normal" fo:font-weight="normal" style:font-size-asian="12pt" style:font-size-complex="12pt"/>
    </style:style>
    <style:style style:name="P11"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000000" style:font-name="Linux Libertine G" fo:font-size="12pt" fo:letter-spacing="normal" fo:font-style="normal" fo:font-weight="normal" officeooo:rsid="001d0511" officeooo:paragraph-rsid="001d0511" style:font-size-asian="12pt" style:font-size-complex="12pt"/>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style:font-name="Linux Libertine G1" fo:font-size="12pt" fo:letter-spacing="normal" fo:font-style="normal" fo:font-weight="normal"/>
    </style:style>
    <style:style style:name="P13" style:family="paragraph" style:parent-style-name="Standard">
      <style:paragraph-properties fo:margin-left="0in" fo:margin-right="0in" fo:line-height="115%" fo:text-align="justify" style:justify-single-word="false" fo:orphans="2" fo:widows="2" fo:text-indent="0in" style:auto-text-indent="false"/>
    </style:style>
    <style:style style:name="P14" style:family="paragraph" style:parent-style-name="Standard">
      <style:paragraph-properties fo:margin-left="0in" fo:margin-right="0in" fo:line-height="115%" fo:text-align="justify" style:justify-single-word="false" fo:orphans="2" fo:widows="2" fo:text-indent="0in" style:auto-text-indent="false"/>
      <style:text-properties officeooo:rsid="001d0511" officeooo:paragraph-rsid="001d0511"/>
    </style:style>
    <style:style style:name="P15" style:family="paragraph" style:parent-style-name="Standard" style:list-style-name="L1">
      <style:paragraph-properties fo:margin-top="0in" fo:margin-bottom="0.1965in" loext:contextual-spacing="false" fo:line-height="115%" fo:orphans="2" fo:widows="2"/>
      <style:text-properties fo:font-variant="normal" fo:text-transform="none" fo:color="#000000" style:font-name="Linux Libertine G" fo:font-size="12pt" fo:letter-spacing="normal" fo:font-style="normal" fo:font-weight="normal" officeooo:paragraph-rsid="001d0511" style:font-size-asian="12pt" style:font-size-complex="12pt"/>
    </style:style>
    <style:style style:name="P1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officeooo:rsid="001721a1" style:font-size-asian="12pt" style:font-size-complex="12pt"/>
    </style:style>
    <style:style style:name="T4" style:family="text">
      <style:text-properties officeooo:rsid="001721a1"/>
    </style:style>
    <style:style style:name="T5" style:family="text">
      <style:text-properties fo:font-variant="normal" fo:text-transform="none" fo:color="#000000" style:font-name="Linux Libertine G" fo:font-size="12pt" fo:letter-spacing="normal" fo:font-style="normal" fo:font-weight="normal"/>
    </style:style>
    <style:style style:name="T6" style:family="text">
      <style:text-properties fo:font-variant="normal" fo:text-transform="none" fo:color="#000000" style:font-name="Linux Libertine G" fo:font-size="12pt" fo:letter-spacing="normal" fo:font-style="normal" fo:font-weight="normal" style:font-size-asian="12pt" style:font-size-complex="12pt"/>
    </style:style>
    <style:style style:name="T7" style:family="text">
      <style:text-properties fo:font-variant="normal" fo:text-transform="none" fo:color="#000000" style:font-name="Linux Libertine G" fo:font-size="12pt" fo:letter-spacing="normal" fo:font-style="normal" fo:font-weight="normal" officeooo:rsid="001721a1" style:font-size-asian="12pt" style:font-size-complex="12pt"/>
    </style:style>
    <style:style style:name="T8" style:family="text">
      <style:text-properties fo:font-variant="normal" fo:text-transform="none" fo:color="#000000" style:font-name="Linux Libertine G" fo:font-size="14.25pt" fo:letter-spacing="normal" fo:font-style="normal" fo:font-weight="normal" style:font-size-asian="12pt" style:font-size-complex="12pt"/>
    </style:style>
    <style:style style:name="T9" style:family="text">
      <style:text-properties fo:font-variant="normal" fo:text-transform="none" fo:color="#000000" fo:font-size="12pt" fo:letter-spacing="normal" fo:font-style="normal" fo:font-weight="normal" style:font-size-asian="12pt" style:font-size-complex="12pt"/>
    </style:style>
    <style:style style:name="T10" style:family="text">
      <style:text-properties fo:font-variant="normal" fo:text-transform="none" fo:color="#000000" style:font-name="Arial" fo:font-size="14.25pt" fo:letter-spacing="normal" fo:font-style="normal" fo:font-weight="normal" style:font-size-asian="12pt" style:font-size-complex="12pt"/>
    </style:style>
    <style:style style:name="T11" style:family="text">
      <style:text-properties fo:font-variant="normal" fo:text-transform="none" fo:color="#000000" style:font-name="Linux Libertine G1" fo:font-size="12pt" fo:letter-spacing="normal" fo:font-style="normal" fo:font-weight="normal"/>
    </style:style>
    <style:style style:name="T12" style:family="text">
      <style:text-properties fo:font-variant="normal" fo:text-transform="none" fo:color="#000000" fo:letter-spacing="normal"/>
    </style:style>
    <style:style style:name="T13" style:family="text">
      <style:text-properties fo:font-variant="normal" fo:text-transform="none" fo:color="#000000" fo:letter-spacing="normal" fo:font-style="normal" fo:font-weight="normal"/>
    </style:style>
    <style:style style:name="T14" style:family="text">
      <style:text-properties style:font-name="Linux Libertine G"/>
    </style:style>
    <style:style style:name="T15" style:family="text">
      <style:text-properties style:font-name="Linux Libertine G" fo:font-size="12pt" style:font-size-asian="12pt" style:font-size-complex="12pt"/>
    </style:style>
    <style:style style:name="T16" style:family="text">
      <style:text-properties style:font-name="Linux Libertine G" fo:font-size="12pt" officeooo:rsid="001d0511" style:font-size-asian="12pt" style:font-size-complex="12pt"/>
    </style:style>
    <style:style style:name="T17" style:family="text">
      <style:text-properties style:font-name="Linux Libertine G" style:font-size-asian="12pt" style:font-size-complex="12pt"/>
    </style:style>
    <style:style style:name="T18" style:family="text">
      <style:text-properties style:font-name="Linux Libertine G1" fo:font-size="12pt"/>
    </style:style>
    <style:style style:name="T19" style:family="text">
      <style:text-properties officeooo:rsid="001d0511"/>
    </style:style>
    <style:style style:name="T20" style:family="text">
      <style:text-properties style:font-size-asian="12pt" style:font-size-complex="12pt"/>
    </style:style>
    <style:style style:name="T21" style:family="text">
      <style:text-properties fo:color="#1111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MAC0420 – EP-3</text:p>
      <text:p text:style-name="P7"/>
      <text:p text:style-name="P7">Matheus T. de Laurentys, 9793714</text:p>
      <text:p text:style-name="P4"/>
      <text:p text:style-name="P4"/>
      <text:p text:style-name="P6"><text:span text:style-name="T15"><text:tab/></text:span><text:span text:style-name="T16">O</text:span><text:span text:style-name="T15"> uso de funções de interporlação </text:span><text:span text:style-name="T11">é</text:span><text:span text:style-name="T15"> de extrema importância para representações gráficas. Existem muitas técnicas diferentes para </text:span><text:span text:style-name="T16">realizar a tarefa.</text:span><text:span text:style-name="T15"> Curvas e superfícies racionais gaussianas (RaGs) são geradas por tais funções de forma parecida com as NURBS. NURBS são funções </text:span><text:span text:style-name="T16">que</text:span><text:span text:style-name="T15">, simplificadamente, somam médias ponderadas de splines distribuídas pelo espaço. RaGs funcionam analogamente, porém, somam ponderações de funções Gaussianas </text:span><text:span text:style-name="T16">(Normais)</text:span><text:span text:style-name="T15">. <text:s/></text:span><text:span text:style-name="T16"><text:s text:c="19"/></text:span><text:span text:style-name="T15"><text:s/><text:line-break/><text:line-break/><text:tab/>De maneira analoga, novamente, às NURBS, nas quais podem-se controlar a posição dos pontos de controle de cada spline, obtendo-se mais ou menos ’espalhamento’, pode-se modificar a variância de cada função normal, além da curva gerada também nunca ultrapassar os pontos de controle. Essas informações podem ser verificadas na formulação de RaGs abaixo:</text:span></text:p>
      <text:p text:style-name="P4"/>
      <text:p text:style-name="Standard"><draw:g text:anchor-type="as-char" svg:y="-0.4354in" draw:z-index="0" draw:style-name="gr1"><svg:title>TexMaths</svg:title><svg:desc>12§latex§P(u)=&amp; \sum_{i=1}^n V_ig_i(u) \space u\in [0,1] \\

g_i(u)=&amp; \frac{W_iG_i(u)}{\sum_{j=1}^n W_jG_j(u)} \\

G_i(u)=&amp; exp{ \frac{-(u - u_i)^2}{2\sigma^2}} \\§svg§600§FALSE§</svg:desc><draw:path draw:style-name="gr2" draw:text-style-name="P16" svg:width="0.1236in" svg:height="0.1433in" svg:x="0.0012in" svg:y="0.0268in" svg:viewBox="0 0 315 365" svg:d="M103 197h89c65 0 123-44 123-97s-53-100-126-100h-189v17h14c40 0 40 6 40 24v283c0 18 0 24-40 24h-14v17c18-2 58-2 79-2s60 0 78 2v-17h-12c-41 0-42-6-42-24zM100 182v-144c0-17 1-21 27-21h47c85 0 85 56 85 83 0 24 0 82-85 82z"><text:p/></draw:path><draw:path draw:style-name="gr3" draw:text-style-name="P16" svg:width="0.0484in" svg:height="0.2091in" svg:x="0.1575in" svg:y="0.013in" svg:viewBox="0 0 124 532" svg:d="M124 528c0-2 0-3-9-12-67-67-83-168-83-250 0-92 19-184 86-251 6-6 6-7 6-10s-1-5-6-5c-4 0-53 36-85 104-27 58-33 117-33 162 0 43 6 106 35 167 33 66 79 99 83 99 5 0 6-1 6-4z"><text:p/></draw:path><draw:path draw:style-name="gr4" draw:text-style-name="P16" svg:width="0.1055in" svg:height="0.0949in" svg:x="0.2252in" svg:y="0.0776in" svg:viewBox="0 0 269 242" svg:d="M191 194v48l78-6v-17c-37 0-42-4-42-28v-191l-79 6v17c38 0 43 4 43 28v97c0 46-26 82-65 82-44 0-47-24-47-52v-178l-79 6v17c41 0 41 1 41 48v80c0 43 0 91 83 91 29 0 53-15 67-48z"><text:p/></draw:path><draw:path draw:style-name="gr5" draw:text-style-name="P16" svg:width="0.0484in" svg:height="0.2091in" svg:x="0.3469in" svg:y="0.013in" svg:viewBox="0 0 124 532" svg:d="M124 266c0-41-6-106-35-166-31-65-78-100-84-100-2 0-5 3-5 5 0 3 0 4 9 13 55 52 85 136 85 248 0 91-20 185-86 251-8 8-8 9-8 11 0 3 3 4 5 4 6 0 54-36 86-104 27-57 33-116 33-162z"><text:p/></draw:path><draw:path draw:style-name="gr6" draw:text-style-name="P16" svg:width="0.139in" svg:height="0.0492in" svg:x="0.428in" svg:y="0.0929in" svg:viewBox="0 0 354 126" svg:d="M336 21c9 0 18 0 18-10 0-11-9-11-17-11h-319c-9 0-18 0-18 11 0 10 9 10 18 10zM337 126c8 0 17 0 17-11s-9-11-18-11h-318c-9 0-18 0-18 11s9 11 18 11z"><text:p/></draw:path><draw:path draw:style-name="gr7" draw:text-style-name="P16" svg:width="0.1972in" svg:height="0.2091in" svg:x="0.6602in" svg:y="0.013in" svg:viewBox="0 0 502 532" svg:d="M195 284l-190 233c-3 6-5 8-5 9 0 6 5 6 15 6h442l45-131h-13c-14 39-49 72-94 86-9 5-45 17-124 17h-226l185-229c3-6 5-6 5-9s-2-3-3-7l-174-238h211c61 0 182 5 220 103h13l-45-124h-442c-15 0-15 0-15 17z"><text:p/></draw:path><draw:path draw:style-name="gr8" draw:text-style-name="P16" svg:width="0.0898in" svg:height="0.0661in" svg:x="0.8764in" svg:y="0in" svg:viewBox="0 0 229 169" svg:d="M27 142c0 5-3 14-3 15 0 9 8 12 14 12s12-4 13-9c2-3 7-15 7-22 3-8 6-25 9-34s4-16 6-25c4-15 4-18 15-34 12-15 29-34 57-34 21 0 21 18 21 25 0 23-15 64-21 80-4 11-6 14-6 20 0 20 17 33 35 33 38 0 55-51 55-57s-5-6-7-6c-4 0-6 3-7 7-8 29-24 46-39 46-8 0-10-5-10-14s2-13 10-30c3-12 19-51 19-73 0-36-29-42-48-42-32 0-53 20-64 33-3-24-25-33-39-33-17 0-26 12-30 21-9 12-14 35-14 36 0 5 5 5 6 5 6 0 6-1 9-11 6-22 12-40 27-40 9 0 12 7 12 18 0 7-3 21-6 32-3 9-6 25-9 33z"><text:p/></draw:path><draw:path draw:style-name="gr9" draw:text-style-name="P16" svg:width="0.0445in" svg:height="0.0984in" svg:x="0.8764in" svg:y="0.135in" svg:viewBox="0 0 114 251" svg:d="M104 15c0-6-4-15-15-15-10 0-21 9-21 21 0 6 5 14 15 14 11 0 21-11 21-20zM27 204c-1 5-3 9-3 17 0 16 15 30 35 30 39 0 55-51 55-56 0-4-5-4-7-4-4 0-4 1-7 6-8 30-24 44-39 44-8 0-10-5-10-14 0-8 3-14 7-23 4-10 7-19 12-30 3-8 16-44 18-47 1-3 3-9 3-12 0-18-15-32-37-32-37 0-54 52-54 58 0 4 5 4 6 4 6 0 6-3 8-6 9-33 25-45 39-45 6 0 11 3 11 12s-3 15-13 38z"><text:p/></draw:path><draw:path draw:style-name="gr10" draw:text-style-name="P16" svg:width="0.1079in" svg:height="0.0394in" svg:x="0.939in" svg:y="0.1764in" svg:viewBox="0 0 275 101" svg:d="M262 18c4 0 13 0 13-9s-9-9-13-9h-248c-5 0-14 0-14 9s9 9 15 9zM262 101c4 0 13 0 13-9 0-10-9-10-13-10h-247c-6 0-15 0-15 10 0 9 9 9 14 9z"><text:p/></draw:path><draw:path draw:style-name="gr11" draw:text-style-name="P16" svg:width="0.0531in" svg:height="0.0972in" svg:x="1.0736in" svg:y="0.135in" svg:viewBox="0 0 136 248" svg:d="M85 11c0-11 0-11-11-11-24 23-59 24-74 24v14c9 0 33 0 54-11v191c0 12 0 16-37 16h-14v14c6 0 53-1 67-1 12 0 59 1 66 1v-14h-13c-38 0-38-4-38-16z"><text:p/></draw:path><draw:path draw:style-name="gr12" draw:text-style-name="P16" svg:width="0.1492in" svg:height="0.148in" svg:x="1.1984in" svg:y="0.0268in" svg:viewBox="0 0 380 377" svg:d="M306 61c25-41 48-43 68-44 6-2 6-9 6-11 0-3-2-6-6-6-14 0-30 2-44 2-18 0-36-2-53-2-3 0-11 0-11 9 0 6 5 8 9 8 14 1 25 6 25 16 0 9-8 21-8 21l-163 261-37-282c0-10 12-16 37-16 7 0 13 0 13-11 0-4-4-6-7-6-23 0-46 2-67 2-10 0-20 0-29 0-10 0-19-2-30-2-3 0-9 0-9 9 0 8 5 8 14 8 30 0 30 4 31 18l43 330c1 9 3 12 10 12 8 0 11-3 14-11z"><text:p/></draw:path><draw:path draw:style-name="gr13" draw:text-style-name="P16" svg:width="0.0445in" svg:height="0.0984in" svg:x="1.3157in" svg:y="0.1043in" svg:viewBox="0 0 114 251" svg:d="M104 15c0-6-4-15-15-15-10 0-21 9-21 21 0 6 5 14 15 14 11 0 21-11 21-20zM27 204c-1 5-3 9-3 17 0 16 15 30 35 30 39 0 55-51 55-56 0-4-5-4-7-4-4 0-4 1-7 6-8 30-24 44-39 44-8 0-10-5-10-14 0-8 3-14 7-23 4-10 7-19 12-30 3-8 16-44 18-47 1-3 3-9 3-12 0-18-15-32-37-32-37 0-54 52-54 58 0 4 5 4 6 4 6 0 6-3 8-6 9-33 25-45 39-45 6 0 11 3 11 12s-3 15-13 38z"><text:p/></draw:path><draw:path draw:style-name="gr14" draw:text-style-name="P16" svg:width="0.0961in" svg:height="0.1354in" svg:x="1.3819in" svg:y="0.0776in" svg:viewBox="0 0 245 345" svg:d="M244 35c1-3 1-6 1-9 0-11-6-15-15-15-6 0-20 4-21 22-11-19-30-33-50-33-62 0-127 76-127 151 0 53 32 85 69 85 32 0 58-26 64-32v2c-11 47-18 69-18 69-2 6-20 59-77 59-11 0-28-1-43-6 17-4 23-18 23-29 0-7-6-18-21-18-12 0-29 11-29 31 0 22 20 33 71 33 67 0 106-41 114-74zM174 166c-3 16-15 29-27 38-11 11-29 20-43 20-27 0-34-27-34-49 0-27 15-89 30-116 14-26 36-47 59-47 35 0 42 42 42 45 0 4 0 7-1 8z"><text:p/></draw:path><draw:path draw:style-name="gr15" draw:text-style-name="P16" svg:width="0.0445in" svg:height="0.0984in" svg:x="1.4846in" svg:y="0.1043in" svg:viewBox="0 0 114 251" svg:d="M104 15c0-6-4-15-15-15-10 0-21 9-21 21 0 6 5 14 15 14 11 0 21-11 21-20zM27 204c-1 5-3 9-3 17 0 16 15 30 35 30 39 0 55-51 55-56 0-4-5-4-7-4-4 0-4 1-7 6-8 30-24 44-39 44-8 0-10-5-10-14 0-8 3-14 7-23 4-10 7-19 12-30 3-8 16-44 18-47 1-3 3-9 3-12 0-18-15-32-37-32-37 0-54 52-54 58 0 4 5 4 6 4 6 0 6-3 8-6 9-33 25-45 39-45 6 0 11 3 11 12s-3 15-13 38z"><text:p/></draw:path><draw:path draw:style-name="gr16" draw:text-style-name="P16" svg:width="0.0484in" svg:height="0.2091in" svg:x="1.5689in" svg:y="0.013in" svg:viewBox="0 0 124 532" svg:d="M124 528c0-2 0-3-9-12-67-67-83-168-83-250 0-92 19-184 86-251 6-6 6-7 6-10s-1-5-6-5c-4 0-53 36-85 104-27 58-33 117-33 162 0 43 6 106 35 167 33 66 79 99 83 99 5 0 6-1 6-4z"><text:p/></draw:path><draw:path draw:style-name="gr17" draw:text-style-name="P16" svg:width="0.1079in" svg:height="0.0949in" svg:x="1.6354in" svg:y="0.0776in" svg:viewBox="0 0 275 242" svg:d="M173 206c6 22 24 36 46 36 19 0 32-12 40-29 9-19 16-53 16-53 0-6-6-6-6-6-6 0-6 2-9 11-7 29-16 65-39 65-12 0-17-6-17-24 0-12 6-37 11-56l15-58c2-7 6-28 9-36 2-12 8-33 8-35 0-10-8-15-15-15-3 0-17 0-22 18-10 40-33 133-39 161-1 3-23 45-62 45-27 0-33-24-33-44 0-30 15-73 30-109 6-15 8-23 8-33 0-24-17-44-44-44-50 0-70 77-70 82 0 6 5 6 6 6 6 0 6 0 9-11 12-45 33-65 55-65 4 0 12 0 12 17 0 13-6 28-9 36-20 53-31 86-31 113 0 50 37 64 65 64 35 0 55-24 66-36z"><text:p/></draw:path><draw:path draw:style-name="gr18" draw:text-style-name="P16" svg:width="0.0484in" svg:height="0.2091in" svg:x="1.7614in" svg:y="0.013in" svg:viewBox="0 0 124 532" svg:d="M124 266c0-41-6-106-35-166-31-65-78-100-84-100-2 0-5 3-5 5 0 3 0 4 9 13 55 52 85 136 85 248 0 91-20 185-86 251-8 8-8 9-8 11 0 3 3 4 5 4 6 0 54-36 86-104 27-57 33-116 33-162z"><text:p/></draw:path><draw:path draw:style-name="gr19" draw:text-style-name="P16" svg:width="0.1079in" svg:height="0.0949in" svg:x="1.837in" svg:y="0.0776in" svg:viewBox="0 0 275 242" svg:d="M173 206c6 22 24 36 46 36 19 0 32-12 40-29 9-19 16-53 16-53 0-6-6-6-6-6-6 0-6 2-9 11-7 29-16 65-39 65-12 0-17-6-17-24 0-12 6-37 11-56l15-58c2-7 6-28 9-36 2-12 8-33 8-35 0-10-8-15-15-15-3 0-17 0-22 18-10 40-33 133-39 161-1 3-23 45-62 45-27 0-33-24-33-44 0-30 15-73 30-109 6-15 8-23 8-33 0-24-17-44-44-44-50 0-70 77-70 82 0 6 5 6 6 6 6 0 6 0 9-11 12-45 33-65 55-65 4 0 12 0 12 17 0 13-6 28-9 36-20 53-31 86-31 113 0 50 37 64 65 64 35 0 55-24 66-36z"><text:p/></draw:path><draw:path draw:style-name="gr20" draw:text-style-name="P16" svg:width="0.1051in" svg:height="0.1217in" svg:x="2.026in" svg:y="0.0567in" svg:viewBox="0 0 268 310" svg:d="M248 166c9 0 20 0 20-12 0-10-11-10-20-10h-227c6-71 68-123 144-123h83c9 0 20 0 20-10 0-11-11-11-20-11h-85c-90 0-163 70-163 154 0 85 73 156 163 156h85c9 0 20 0 20-11 0-12-11-12-20-12h-83c-76 0-138-50-144-121z"><text:p/></draw:path><draw:polygon draw:style-name="gr21" draw:text-style-name="P16" svg:width="0.0287in" svg:height="0.2091in" svg:x="2.2315in" svg:y="0.013in" svg:viewBox="0 0 74 532" draw:points="74,532 74,511 21,511 21,21 74,21 74,0 0,0 0,532"><text:p/></draw:polygon><draw:path draw:style-name="gr22" draw:text-style-name="P16" svg:width="0.0886in" svg:height="0.1437in" svg:x="2.2732in" svg:y="0.0303in" svg:viewBox="0 0 226 366" svg:d="M226 185c0-43-4-85-23-126-24-50-67-59-91-59-30 0-71 14-92 64-17 36-20 78-20 121 0 40 3 87 24 128 23 42 62 53 88 53 30 0 70-11 94-60 16-37 20-79 20-121zM112 355c-20 0-53-13-61-65-6-31-6-81-6-112 0-34 0-69 3-98 11-63 52-68 64-68 18 0 53 9 64 62 4 30 4 70 4 104 0 40 0 76-6 109-8 52-38 68-62 68z"><text:p/></draw:path><draw:path draw:style-name="gr23" draw:text-style-name="P16" svg:width="0.0248in" svg:height="0.0626in" svg:x="2.3874in" svg:y="0.1476in" svg:viewBox="0 0 64 160" svg:d="M64 56c0-35-14-56-35-56-18 0-29 14-29 27 0 15 11 30 29 30 6 0 13-3 18-7 3-2 3-2 4-2v8c0 39-18 73-36 89-6 6-6 8-6 9 0 5 2 6 6 6 6 0 49-42 49-104z"><text:p/></draw:path><draw:path draw:style-name="gr24" draw:text-style-name="P16" svg:width="0.0693in" svg:height="0.1394in" svg:x="2.4811in" svg:y="0.0303in" svg:viewBox="0 0 177 355" svg:d="M110 14c0-12 0-14-12-14-34 33-81 33-98 33v18c11 0 42 0 70-15v277c0 20 0 26-49 26h-18v16c18-1 67-1 86-1 23 0 68 0 88 1v-16h-17c-48 0-50-6-50-26z"><text:p/></draw:path><draw:polygon draw:style-name="gr25" draw:text-style-name="P16" svg:width="0.0287in" svg:height="0.2091in" svg:x="2.5717in" svg:y="0.013in" svg:viewBox="0 0 74 532" draw:points="74,0 0,0 0,21 51,21 51,511 0,511 0,532 74,532"><text:p/></draw:polygon><draw:path draw:style-name="gr26" draw:text-style-name="P16" svg:width="0.0961in" svg:height="0.1382in" svg:x="0in" svg:y="0.5776in" svg:viewBox="0 0 245 352" svg:d="M104 150c-46 0-46-53-46-65 0-15 0-32 7-46 5-6 17-21 39-21 46 0 46 53 46 65 0 15 0 32-8 46-6 7-18 21-38 21zM41 171c0-3 0-15 10-26 20 15 43 17 53 17 50 0 87-36 87-77 0-21-9-40-23-52 20-18 39-21 48-21 2 0 5 0 5 0-6 3-8 9-8 15 0 9 8 15 16 15 4 0 16-3 16-15 0-10-7-27-29-27-10 0-33 3-56 26-22-18-45-20-56-20-50 0-87 36-87 77 0 24 12 44 25 56-7 8-16 26-16 44 0 17 7 38 24 47-33 9-50 33-50 54 0 38 53 68 118 68 64 0 120-28 120-69 0-20-9-46-35-62-30-14-61-14-93-14-13 0-36 0-40 0-17-3-29-19-29-36zM118 339c-54 0-91-27-91-55 0-25 21-45 44-45h32c45 0 106 0 106 45 0 28-38 55-91 55z"><text:p/></draw:path><draw:path draw:style-name="gr27" draw:text-style-name="P16" svg:width="0.0445in" svg:height="0.0984in" svg:x="0.1059in" svg:y="0.6063in" svg:viewBox="0 0 114 251" svg:d="M104 15c0-6-4-15-15-15-10 0-21 9-21 21 0 6 5 14 15 14 11 0 21-11 21-20zM27 204c-1 5-3 9-3 17 0 16 15 30 35 30 39 0 55-51 55-56 0-4-5-4-7-4-4 0-4 1-7 6-8 30-24 44-39 44-8 0-10-5-10-14 0-8 3-14 7-23 4-10 7-19 12-30 3-8 16-44 18-47 1-3 3-9 3-12 0-18-15-32-37-32-37 0-54 52-54 58 0 4 5 4 6 4 6 0 6-3 8-6 9-33 25-45 39-45 6 0 11 3 11 12s-3 15-13 38z"><text:p/></draw:path><draw:path draw:style-name="gr28" draw:text-style-name="P16" svg:width="0.0484in" svg:height="0.2091in" svg:x="0.1894in" svg:y="0.515in" svg:viewBox="0 0 124 532" svg:d="M124 528c0-2 0-3-9-12-67-67-83-168-83-250 0-92 19-184 86-251 6-6 6-7 6-10s-1-5-6-5c-4 0-53 36-85 104-27 58-33 117-33 162 0 43 6 106 35 167 33 66 79 99 83 99 5 0 6-1 6-4z"><text:p/></draw:path><draw:path draw:style-name="gr29" draw:text-style-name="P16" svg:width="0.1079in" svg:height="0.0949in" svg:x="0.2563in" svg:y="0.5799in" svg:viewBox="0 0 275 242" svg:d="M173 206c6 22 24 36 46 36 19 0 32-12 40-29 9-19 16-53 16-53 0-6-6-6-6-6-6 0-6 2-9 11-7 29-16 65-39 65-12 0-17-6-17-24 0-12 6-37 11-56l15-58c2-7 6-28 9-36 2-12 8-33 8-35 0-10-8-15-15-15-3 0-17 0-22 18-10 40-33 133-39 161-1 3-23 45-62 45-27 0-33-24-33-44 0-30 15-73 30-109 6-15 8-23 8-33 0-24-17-44-44-44-50 0-70 77-70 82 0 6 5 6 6 6 6 0 6 0 9-11 12-45 33-65 55-65 4 0 12 0 12 17 0 13-6 28-9 36-20 53-31 86-31 113 0 50 37 64 65 64 35 0 55-24 66-36z"><text:p/></draw:path><draw:path draw:style-name="gr30" draw:text-style-name="P16" svg:width="0.0484in" svg:height="0.2091in" svg:x="0.3819in" svg:y="0.515in" svg:viewBox="0 0 124 532" svg:d="M124 266c0-41-6-106-35-166-31-65-78-100-84-100-2 0-5 3-5 5 0 3 0 4 9 13 55 52 85 136 85 248 0 91-20 185-86 251-8 8-8 9-8 11 0 3 3 4 5 4 6 0 54-36 86-104 27-57 33-116 33-162z"><text:p/></draw:path><draw:path draw:style-name="gr31" draw:text-style-name="P16" svg:width="0.139in" svg:height="0.0492in" svg:x="0.5213in" svg:y="0.5957in" svg:viewBox="0 0 354 126" svg:d="M336 21c9 0 18 0 18-10 0-11-9-11-17-11h-319c-9 0-18 0-18 11 0 10 9 10 18 10zM337 126c8 0 17 0 17-11s-9-11-18-11h-318c-9 0-18 0-18 11s9 11 18 11z"><text:p/></draw:path><draw:path draw:style-name="gr32" draw:text-style-name="P16" svg:width="0.1606in" svg:height="0.1031in" svg:x="1.0098in" svg:y="0.4705in" svg:viewBox="0 0 409 263" svg:d="M357 44l8-11c7-9 16-18 35-19 3 0 9 0 9-9 0-2-3-5-6-5-8 0-19 2-29 2-12 0-29-2-41-2-2 0-8 0-8 9 0 5 5 5 6 5 10 0 22 1 22 13 0 3-5 11-5 12l-106 174-21-189c0-10 21-10 26-10 4 0 10 0 10-9 0 0 0-5-6-5-7 0-16 2-24 2-6 0-17 0-24 0-8 0-30-2-40-2-1 0-7 0-7 9 0 5 4 5 10 5 17 0 19 1 19 6 0 1 1 13 3 24l-103 169-20-183c0-3-1-6-1-6 0-10 24-10 27-10 4 0 9 0 9-9 0-2 0-5-6-5-11 0-36 2-47 2-14 0-29-2-39-2-5 0-8 2-8 8s5 6 11 6c16 0 16 1 18 12l25 227c0 7 2 10 8 10s9-4 11-7l118-192 19 189c0 9 3 10 8 10 8 0 9-4 12-7z"><text:p/></draw:path><draw:path draw:style-name="gr33" draw:text-style-name="P16" svg:width="0.0366in" svg:height="0.0713in" svg:x="1.1654in" svg:y="0.5217in" svg:viewBox="0 0 94 182" svg:d="M82 12c0-7-5-12-12-12-6 0-16 8-16 15 0 8 5 12 11 12 9 0 17-7 17-15zM94 141c0-5-3-5-5-5-4 0-4 0-7 6-3 15-15 30-31 30-6 0-6-4-6-10s0-8 3-14c2-6 3-10 5-13 1-3 12-29 17-38 1-5 3-9 3-14 0-12-12-22-29-22-29 0-44 33-44 40 0 5 5 5 6 5 3 0 5-2 6-6 6-18 18-30 30-30 5 0 9 3 9 10 0 2 0 3-3 9-1 5-13 34-16 43-3 4-3 4-6 15-2 3-5 7-5 10 0 15 14 25 30 25 29 0 43-35 43-41z"><text:p/></draw:path><draw:path draw:style-name="gr34" draw:text-style-name="P16" svg:width="0.1134in" svg:height="0.1055in" svg:x="1.2327in" svg:y="0.4681in" svg:viewBox="0 0 289 269" svg:d="M289 5c0-2-1-5-4-5-4 0-4 2-8 5l-26 28c-4-4-24-33-71-33-92 0-180 80-180 165 0 57 44 104 117 104 31 0 68-7 86-28 4 9 13 22 18 22s5-1 6-10l8-29c1-6 6-29 7-33 5-17 5-19 27-19 3 0 8 0 8-6s-2-6-5-6c-12 0-27 0-40 0-11 0-23 0-32 0s-20 0-29 0c-3 0-9 0-9 8 0 4 4 4 14 4 7 0 15 0 21 2 12 1 12 3 12 8 0 1 0 1-2 10-3 11-6 29-9 32-10 23-44 33-74 33-36 0-86-18-86-82 0-39 20-89 45-118 40-37 79-43 102-43 42 0 66 31 66 74 0 9 0 12 0 13 0 5 6 5 6 5 6 0 6 0 9-6z"><text:p/></draw:path><draw:path draw:style-name="gr35" draw:text-style-name="P16" svg:width="0.0366in" svg:height="0.0713in" svg:x="1.3626in" svg:y="0.5217in" svg:viewBox="0 0 94 182" svg:d="M82 12c0-7-5-12-12-12-6 0-16 8-16 15 0 8 5 12 11 12 9 0 17-7 17-15zM94 141c0-5-3-5-5-5-4 0-4 0-7 6-3 15-15 30-31 30-6 0-6-4-6-10s0-8 3-14c2-6 3-10 5-13 1-3 12-29 17-38 1-5 3-9 3-14 0-12-12-22-29-22-29 0-44 33-44 40 0 5 5 5 6 5 3 0 5-2 6-6 6-18 18-30 30-30 5 0 9 3 9 10 0 2 0 3-3 9-1 5-13 34-16 43-3 4-3 4-6 15-2 3-5 7-5 10 0 15 14 25 30 25 29 0 43-35 43-41z"><text:p/></draw:path><draw:path draw:style-name="gr36" draw:text-style-name="P16" svg:width="0.0382in" svg:height="0.1461in" svg:x="1.4358in" svg:y="0.461in" svg:viewBox="0 0 98 372" svg:d="M91 0c-71 50-91 130-91 186 0 53 15 135 91 186 3 0 7 0 7-3s-1-3-4-6c-50-45-68-109-68-177 0-100 38-150 69-177 2-1 3-3 3-4 0-5-4-5-7-5z"><text:p/></draw:path><draw:path draw:style-name="gr37" draw:text-style-name="P16" svg:width="0.0854in" svg:height="0.0661in" svg:x="1.4913in" svg:y="0.5063in" svg:viewBox="0 0 218 169" svg:d="M141 104c-2 8-5 22-6 23-8 11-23 32-46 32-25 0-25-24-25-32 0-21 10-48 21-76 3-7 4-12 4-18 0-19-15-33-35-33-37 0-54 51-54 57 0 5 5 5 6 5 6 0 6-1 8-6 7-30 25-45 39-45 6 0 11 4 11 13s-5 15-8 24c-21 52-21 64-21 73 0 8 0 24 15 36 11 9 26 12 38 12 24 0 36-13 48-25 9 24 34 25 38 25 14 0 23-9 30-21 8-13 14-36 14-36 0-6-6-6-8-6-4 0-4 3-7 12-5 18-12 41-27 41-10 0-13-9-13-18 0-6 3-22 5-31 5-10 8-25 9-34l8-32c3-11 7-26 7-29 0-6-6-12-13-12-13 0-16 12-19 24z"><text:p/></draw:path><draw:path draw:style-name="gr38" draw:text-style-name="P16" svg:width="0.0382in" svg:height="0.1461in" svg:x="1.5937in" svg:y="0.461in" svg:viewBox="0 0 98 372" svg:d="M8 0c-3 0-8 0-8 5 0 1 2 3 3 4 33 30 68 80 68 177 0 77-24 138-63 174-8 6-8 6-8 9 0 2 2 3 5 3 4 0 40-24 65-71 18-30 28-71 28-115 0-51-16-135-90-186z"><text:p/></draw:path><draw:polygon draw:style-name="gr39" draw:text-style-name="P16" svg:width="1.1358in" svg:height="0.0087in" svg:x="0.7563in" svg:y="0.6157in" svg:viewBox="0 0 2886 23" draw:points="1444,23 0,23 0,0 2886,0 2886,23"><text:p/></draw:polygon><draw:path draw:style-name="gr40" draw:text-style-name="P16" svg:width="0.1531in" svg:height="0.1469in" svg:x="0.7669in" svg:y="0.6346in" svg:viewBox="0 0 390 374" svg:d="M179 194c4-5 4-6 4-8 0-1 0-1-4-4l-132-164h162c54 0 85 9 91 9 31 9 65 30 78 64h12l-36-91h-342c-9 0-9 0-10 3-2 0-2 0-2 12l150 183-145 164c-5 4-5 4-5 6 0 6 5 6 12 6h342l36-97h-12c-13 35-47 54-72 62-8 3-37 10-94 10h-173z"><text:p/></draw:path><draw:path draw:style-name="gr41" draw:text-style-name="P16" svg:width="0.0736in" svg:height="0.048in" svg:x="0.9413in" svg:y="0.6402in" svg:viewBox="0 0 188 123" svg:d="M27 92c0 8-4 20-4 20 0 6 4 11 10 11 5 0 11-4 12-11 0 0 5-12 6-20 10-36 10-38 10-38 3-7 22-45 56-45 13 0 18 8 18 20 0 15-11 42-17 59-1 1-3 6-3 10 0 14 14 25 29 25 29 0 44-35 44-43 0-4-5-4-6-4-5 0-5 1-6 6-5 16-19 30-31 30-6 0-9-5-9-9 0-6 2-9 5-15 4-11 16-41 16-56 0-20-15-32-39-32s-42 15-51 27c-2-22-22-27-32-27-27 0-35 41-35 41 0 4 5 4 6 4 3 0 5-1 6-6 3-15 9-30 21-30 9 0 11 9 11 14 0 4-3 15-5 22-1 6-4 19-6 25z"><text:p/></draw:path><draw:path draw:style-name="gr42" draw:text-style-name="P16" svg:width="0.0496in" svg:height="0.0913in" svg:x="0.9354in" svg:y="0.7217in" svg:viewBox="0 0 127 233" svg:d="M127 11c0-6-4-11-12-11-9 0-17 9-17 15 0 8 6 12 12 12 10 0 17-7 17-16zM70 191c-6 19-25 33-40 33-4 0-7-2-9-2 6-3 8-10 8-13 0-6-3-12-12-12s-17 9-17 18c0 12 12 18 30 18s53-9 62-42l25-97c0-2 1-5 1-8 0-15-15-25-33-25-34 0-53 34-53 40 0 5 4 5 6 5 3 0 4-2 6-5 12-25 30-31 39-31 11 0 11 9 11 13 0 5 0 5 0 8z"><text:p/></draw:path><draw:path draw:style-name="gr43" draw:text-style-name="P16" svg:width="0.087in" svg:height="0.0311in" svg:x="1.0094in" svg:y="0.7496in" svg:viewBox="0 0 222 80" svg:d="M212 15c3 0 10 0 10-7 0-8-7-8-12-8h-198c-4 0-12 0-12 8 0 7 8 7 11 7zM210 80c5 0 12 0 12-9 0-7-7-7-10-7h-201c-3 0-11 0-11 7 0 9 8 9 12 9z"><text:p/></draw:path><draw:path draw:style-name="gr44" draw:text-style-name="P16" svg:width="0.0429in" svg:height="0.0697in" svg:x="1.122in" svg:y="0.7217in" svg:viewBox="0 0 110 178" svg:d="M70 9c0-9-2-9-11-9-20 17-50 17-54 17h-5v12h5c6 0 22-2 39-8v133c0 9 0 12-29 12h-12v12c14-1 38-1 53-1s39 0 54 1v-12h-13c-27 0-27-3-27-12z"><text:p/></draw:path><draw:path draw:style-name="gr45" draw:text-style-name="P16" svg:width="0.1606in" svg:height="0.1031in" svg:x="1.2287in" svg:y="0.6445in" svg:viewBox="0 0 409 263" svg:d="M357 44l8-11c7-9 16-18 35-19 3 0 9 0 9-9 0-2-3-5-6-5-8 0-19 2-29 2-12 0-29-2-41-2-2 0-8 0-8 9 0 5 5 5 6 5 10 0 22 1 22 13 0 3-5 11-5 12l-106 174-21-189c0-10 21-10 26-10 4 0 10 0 10-9 0 0 0-5-6-5-7 0-16 2-24 2-6 0-17 0-24 0-8 0-30-2-40-2-1 0-7 0-7 9 0 5 4 5 10 5 17 0 19 1 19 6 0 1 1 13 3 24l-103 169-20-183c0-3-1-6-1-6 0-10 24-10 27-10 4 0 9 0 9-9 0-2 0-5-6-5-11 0-36 2-47 2-14 0-29-2-39-2-5 0-8 2-8 8s5 6 11 6c16 0 16 1 18 12l25 227c0 7 2 10 8 10s9-4 11-7l118-192 19 189c0 9 3 10 8 10 8 0 9-4 12-7z"><text:p/></draw:path><draw:path draw:style-name="gr46" draw:text-style-name="P16" svg:width="0.0496in" svg:height="0.0913in" svg:x="1.3795in" svg:y="0.6957in" svg:viewBox="0 0 127 233" svg:d="M127 11c0-6-4-11-12-11-9 0-17 9-17 15 0 8 6 12 12 12 10 0 17-7 17-16zM70 191c-6 19-25 33-40 33-4 0-7-2-9-2 6-3 8-10 8-13 0-6-3-12-12-12s-17 9-17 18c0 12 12 18 30 18s53-9 62-42l25-97c0-2 1-5 1-8 0-15-15-25-33-25-34 0-53 34-53 40 0 5 4 5 6 5 3 0 4-2 6-5 12-25 30-31 39-31 11 0 11 9 11 13 0 5 0 5 0 8z"><text:p/></draw:path><draw:path draw:style-name="gr47" draw:text-style-name="P16" svg:width="0.1134in" svg:height="0.1055in" svg:x="1.4634in" svg:y="0.6413in" svg:viewBox="0 0 289 269" svg:d="M289 5c0-2-1-5-4-5-4 0-4 2-8 5l-26 28c-4-4-24-33-71-33-92 0-180 80-180 165 0 57 44 104 117 104 31 0 68-7 86-28 4 9 13 22 18 22s5-1 6-10l8-29c1-6 6-29 7-33 5-17 5-19 27-19 3 0 8 0 8-6s-2-6-5-6c-12 0-27 0-40 0-11 0-23 0-32 0s-20 0-29 0c-3 0-9 0-9 8 0 4 4 4 14 4 7 0 15 0 21 2 12 1 12 3 12 8 0 1 0 1-2 10-3 11-6 29-9 32-10 23-44 33-74 33-36 0-86-18-86-82 0-39 20-89 45-118 40-37 79-43 102-43 42 0 66 31 66 74 0 9 0 12 0 13 0 5 6 5 6 5 6 0 6 0 9-6z"><text:p/></draw:path><draw:path draw:style-name="gr48" draw:text-style-name="P16" svg:width="0.0496in" svg:height="0.0913in" svg:x="1.5874in" svg:y="0.6957in" svg:viewBox="0 0 127 233" svg:d="M127 11c0-6-4-11-12-11-9 0-17 9-17 15 0 8 6 12 12 12 10 0 17-7 17-16zM70 191c-6 19-25 33-40 33-4 0-7-2-9-2 6-3 8-10 8-13 0-6-3-12-12-12s-17 9-17 18c0 12 12 18 30 18s53-9 62-42l25-97c0-2 1-5 1-8 0-15-15-25-33-25-34 0-53 34-53 40 0 5 4 5 6 5 3 0 4-2 6-5 12-25 30-31 39-31 11 0 11 9 11 13 0 5 0 5 0 8z"><text:p/></draw:path><draw:path draw:style-name="gr49" draw:text-style-name="P16" svg:width="0.0382in" svg:height="0.1461in" svg:x="1.6791in" svg:y="0.6346in" svg:viewBox="0 0 98 372" svg:d="M91 0c-71 50-91 130-91 186 0 53 15 135 91 186 3 0 7 0 7-3s-1-3-4-6c-50-45-68-109-68-177 0-100 38-150 69-177 2-1 3-3 3-4 0-5-4-5-7-5z"><text:p/></draw:path><draw:path draw:style-name="gr50" draw:text-style-name="P16" svg:width="0.0854in" svg:height="0.0661in" svg:x="1.7346in" svg:y="0.6799in" svg:viewBox="0 0 218 169" svg:d="M141 104c-2 8-5 22-6 23-8 11-23 32-46 32-25 0-25-24-25-32 0-21 10-48 21-76 3-7 4-12 4-18 0-19-15-33-35-33-37 0-54 51-54 57 0 5 5 5 6 5 6 0 6-1 8-6 7-30 25-45 39-45 6 0 11 4 11 13s-5 15-8 24c-21 52-21 64-21 73 0 8 0 24 15 36 11 9 26 12 38 12 24 0 36-13 48-25 9 24 34 25 38 25 14 0 23-9 30-21 8-13 14-36 14-36 0-6-6-6-8-6-4 0-4 3-7 12-5 18-12 41-27 41-10 0-13-9-13-18 0-6 3-22 5-31 5-10 8-25 9-34l8-32c3-11 7-26 7-29 0-6-6-12-13-12-13 0-16 12-19 24z"><text:p/></draw:path><draw:path draw:style-name="gr51" draw:text-style-name="P16" svg:width="0.0382in" svg:height="0.1461in" svg:x="1.837in" svg:y="0.6346in" svg:viewBox="0 0 98 372" svg:d="M8 0c-3 0-8 0-8 5 0 1 2 3 3 4 33 30 68 80 68 177 0 77-24 138-63 174-8 6-8 6-8 9 0 2 2 3 5 3 4 0 40-24 65-71 18-30 28-71 28-115 0-51-16-135-90-186z"><text:p/></draw:path><draw:path draw:style-name="gr52" draw:text-style-name="P16" svg:width="0.1421in" svg:height="0.152in" svg:x="0.0059in" svg:y="1.0272in" svg:viewBox="0 0 362 387" svg:d="M288 342c6 12 27 33 33 33 4 0 4-3 4-12v-94c0-19 3-22 37-22v-17c-20 1-49 3-64 3-23 0-68 0-86-3v17h17c46 0 49 6 49 25v34c0 60-68 66-83 66-35 0-141-20-141-178 0-161 106-177 138-177 58 0 106 47 117 125 1 8 1 11 9 11 7 0 7-3 7-14v-125c0-11 0-14-6-14-1 0-3 0-7 6l-27 39c-17-16-46-45-100-45-99 0-185 85-185 194s86 193 186 193c40 0 83-13 102-45z"><text:p/></draw:path><draw:path draw:style-name="gr53" draw:text-style-name="P16" svg:width="0.0445in" svg:height="0.0984in" svg:x="0.1657in" svg:y="1.1087in" svg:viewBox="0 0 114 251" svg:d="M104 15c0-6-4-15-15-15-10 0-21 9-21 21 0 6 5 14 15 14 11 0 21-11 21-20zM27 204c-1 5-3 9-3 17 0 16 15 30 35 30 39 0 55-51 55-56 0-4-5-4-7-4-4 0-4 1-7 6-8 30-24 44-39 44-8 0-10-5-10-14 0-8 3-14 7-23 4-10 7-19 12-30 3-8 16-44 18-47 1-3 3-9 3-12 0-18-15-32-37-32-37 0-54 52-54 58 0 4 5 4 6 4 6 0 6-3 8-6 9-33 25-45 39-45 6 0 11 3 11 12s-3 15-13 38z"><text:p/></draw:path><draw:path draw:style-name="gr54" draw:text-style-name="P16" svg:width="0.0484in" svg:height="0.2091in" svg:x="0.2492in" svg:y="1.0177in" svg:viewBox="0 0 124 532" svg:d="M124 528c0-2 0-3-9-12-67-67-83-168-83-250 0-92 19-184 86-251 6-6 6-7 6-10s-1-5-6-5c-4 0-53 36-85 104-27 58-33 117-33 162 0 43 6 106 35 167 33 66 79 99 83 99 5 0 6-1 6-4z"><text:p/></draw:path><draw:path draw:style-name="gr55" draw:text-style-name="P16" svg:width="0.1079in" svg:height="0.0949in" svg:x="0.3157in" svg:y="1.0819in" svg:viewBox="0 0 275 242" svg:d="M173 206c6 22 24 36 46 36 19 0 32-12 40-29 9-19 16-53 16-53 0-6-6-6-6-6-6 0-6 2-9 11-7 29-16 65-39 65-12 0-17-6-17-24 0-12 6-37 11-56l15-58c2-7 6-28 9-36 2-12 8-33 8-35 0-10-8-15-15-15-3 0-17 0-22 18-10 40-33 133-39 161-1 3-23 45-62 45-27 0-33-24-33-44 0-30 15-73 30-109 6-15 8-23 8-33 0-24-17-44-44-44-50 0-70 77-70 82 0 6 5 6 6 6 6 0 6 0 9-11 12-45 33-65 55-65 4 0 12 0 12 17 0 13-6 28-9 36-20 53-31 86-31 113 0 50 37 64 65 64 35 0 55-24 66-36z"><text:p/></draw:path><draw:path draw:style-name="gr56" draw:text-style-name="P16" svg:width="0.0484in" svg:height="0.2091in" svg:x="0.4413in" svg:y="1.0177in" svg:viewBox="0 0 124 532" svg:d="M124 266c0-41-6-106-35-166-31-65-78-100-84-100-2 0-5 3-5 5 0 3 0 4 9 13 55 52 85 136 85 248 0 91-20 185-86 251-8 8-8 9-8 11 0 3 3 4 5 4 6 0 54-36 86-104 27-57 33-116 33-162z"><text:p/></draw:path><draw:path draw:style-name="gr57" draw:text-style-name="P16" svg:width="0.139in" svg:height="0.0492in" svg:x="0.5811in" svg:y="1.0976in" svg:viewBox="0 0 354 126" svg:d="M336 21c9 0 18 0 18-10 0-11-9-11-17-11h-319c-9 0-18 0-18 11 0 10 9 10 18 10zM337 126c8 0 17 0 17-11s-9-11-18-11h-318c-9 0-18 0-18 11s9 11 18 11z"><text:p/></draw:path><draw:path draw:style-name="gr58" draw:text-style-name="P16" svg:width="0.0807in" svg:height="0.0949in" svg:x="0.7996in" svg:y="1.0819in" svg:viewBox="0 0 206 242" svg:d="M76 112c15 0 54 0 81-12 38-15 40-47 40-55 0-24-20-45-56-45-59 0-141 51-141 145 0 55 32 97 83 97 77 0 123-57 123-64 0-3-3-6-8-6-1 0-3 0-6 6-42 52-100 52-107 52-41 0-46-45-46-62 0-6 0-23 8-56zM51 100c20-80 75-88 90-88 25 0 38 15 38 33 0 55-85 55-106 55z"><text:p/></draw:path><draw:path draw:style-name="gr59" draw:text-style-name="P16" svg:width="0.1043in" svg:height="0.0949in" svg:x="0.8937in" svg:y="1.0819in" svg:viewBox="0 0 266 242" svg:d="M163 76c3-15 16-64 52-64 4 0 17 0 27 6-15 3-26 17-26 29 0 9 6 20 22 20 12 0 28-10 28-32 0-27-31-35-50-35-31 0-50 27-56 41-13-36-42-41-57-41-56 0-86 70-86 82 0 6 4 6 6 6 4 0 6 0 7-6 18-56 53-70 71-70 11 0 29 5 29 35 0 17-9 53-29 127-7 35-27 56-50 56-4 0-16 0-27-6 14-3 26-15 26-29 0-15-12-20-21-20-15 0-29 16-29 32 0 24 27 35 50 35 36 0 56-38 56-41 6 20 26 41 57 41 56 0 87-70 87-82 0-6-5-6-6-6-5 0-6 2-8 6-17 58-54 70-71 70-21 0-29-17-29-35 0-12 3-23 9-47z"><text:p/></draw:path><draw:path draw:style-name="gr60" draw:text-style-name="P16" svg:width="0.1091in" svg:height="0.1331in" svg:x="1.0012in" svg:y="1.0819in" svg:viewBox="0 0 278 339" svg:d="M41 301c-5 18-5 23-29 23-6 0-12 0-12 9 0 4 3 6 8 6 13 0 28-2 43-2 19 0 37 2 53 2 3 0 10 0 10-9 0-6-5-6-13-6-25 0-25-5-25-9 0-8 21-94 24-106 7 13 23 33 50 33 62 0 128-79 128-156 0-51-30-86-69-86-27 0-55 20-71 39-6-28-29-39-49-39-24 0-35 21-39 30-9 18-17 52-17 52 0 6 6 6 6 6 6 0 6 0 11-12 8-38 20-64 38-64 9 0 16 3 16 24 0 12-1 18-4 28zM136 70c3-16 18-31 27-38 19-17 34-20 43-20 21 0 35 18 35 50s-19 92-28 113c-18 37-43 55-63 55-36 0-43-45-43-47 0-1 0-3 2-9z"><text:p/></draw:path><draw:path draw:style-name="gr61" draw:text-style-name="P16" svg:width="0.0992in" svg:height="0.0075in" svg:x="1.1543in" svg:y="1.0331in" svg:viewBox="0 0 253 20" svg:d="M239 20c5 0 14 0 14-11 0-9-8-9-14-9h-224c-6 0-15 0-15 9 0 11 9 11 15 11z"><text:p/></draw:path><draw:path draw:style-name="gr62" draw:text-style-name="P16" svg:width="0.0382in" svg:height="0.1461in" svg:x="1.2858in" svg:y="0.9634in" svg:viewBox="0 0 98 372" svg:d="M91 0c-71 50-91 130-91 186 0 53 15 135 91 186 3 0 7 0 7-3s-1-3-4-6c-50-45-68-109-68-177 0-100 38-150 69-177 2-1 3-3 3-4 0-5-4-5-7-5z"><text:p/></draw:path><draw:path draw:style-name="gr63" draw:text-style-name="P16" svg:width="0.0854in" svg:height="0.0661in" svg:x="1.3413in" svg:y="1.0087in" svg:viewBox="0 0 218 169" svg:d="M141 104c-2 8-5 22-6 23-8 11-23 32-46 32-25 0-25-24-25-32 0-21 10-48 21-76 3-7 4-12 4-18 0-19-15-33-35-33-37 0-54 51-54 57 0 5 5 5 6 5 6 0 6-1 8-6 7-30 25-45 39-45 6 0 11 4 11 13s-5 15-8 24c-21 52-21 64-21 73 0 8 0 24 15 36 11 9 26 12 38 12 24 0 36-13 48-25 9 24 34 25 38 25 14 0 23-9 30-21 8-13 14-36 14-36 0-6-6-6-8-6-4 0-4 3-7 12-5 18-12 41-27 41-10 0-13-9-13-18 0-6 3-22 5-31 5-10 8-25 9-34l8-32c3-11 7-26 7-29 0-6-6-12-13-12-13 0-16 12-19 24z"><text:p/></draw:path><draw:path draw:style-name="gr64" draw:text-style-name="P16" svg:width="0.0992in" svg:height="0.0075in" svg:x="1.4492in" svg:y="1.0331in" svg:viewBox="0 0 253 20" svg:d="M239 20c5 0 14 0 14-11 0-9-8-9-14-9h-224c-6 0-15 0-15 9 0 11 9 11 15 11z"><text:p/></draw:path><draw:path draw:style-name="gr65" draw:text-style-name="P16" svg:width="0.0854in" svg:height="0.0661in" svg:x="1.5713in" svg:y="1.0087in" svg:viewBox="0 0 218 169" svg:d="M141 104c-2 8-5 22-6 23-8 11-23 32-46 32-25 0-25-24-25-32 0-21 10-48 21-76 3-7 4-12 4-18 0-19-15-33-35-33-37 0-54 51-54 57 0 5 5 5 6 5 6 0 6-1 8-6 7-30 25-45 39-45 6 0 11 4 11 13s-5 15-8 24c-21 52-21 64-21 73 0 8 0 24 15 36 11 9 26 12 38 12 24 0 36-13 48-25 9 24 34 25 38 25 14 0 23-9 30-21 8-13 14-36 14-36 0-6-6-6-8-6-4 0-4 3-7 12-5 18-12 41-27 41-10 0-13-9-13-18 0-6 3-22 5-31 5-10 8-25 9-34l8-32c3-11 7-26 7-29 0-6-6-12-13-12-13 0-16 12-19 24z"><text:p/></draw:path><draw:path draw:style-name="gr66" draw:text-style-name="P16" svg:width="0.0366in" svg:height="0.0713in" svg:x="1.6724in" svg:y="1.0244in" svg:viewBox="0 0 94 182" svg:d="M82 12c0-7-5-12-12-12-6 0-16 8-16 15 0 8 5 12 11 12 9 0 17-7 17-15zM94 141c0-5-3-5-5-5-4 0-4 0-7 6-3 15-15 30-31 30-6 0-6-4-6-10s0-8 3-14c2-6 3-10 5-13 1-3 12-29 17-38 1-5 3-9 3-14 0-12-12-22-29-22-29 0-44 33-44 40 0 5 5 5 6 5 3 0 5-2 6-6 6-18 18-30 30-30 5 0 9 3 9 10 0 2 0 3-3 9-1 5-13 34-16 43-3 4-3 4-6 15-2 3-5 7-5 10 0 15 14 25 30 25 29 0 43-35 43-41z"><text:p/></draw:path><draw:path draw:style-name="gr67" draw:text-style-name="P16" svg:width="0.0382in" svg:height="0.1461in" svg:x="1.7398in" svg:y="0.9634in" svg:viewBox="0 0 98 372" svg:d="M8 0c-3 0-8 0-8 5 0 1 2 3 3 4 33 30 68 80 68 177 0 77-24 138-63 174-8 6-8 6-8 9 0 2 2 3 5 3 4 0 40-24 65-71 18-30 28-71 28-115 0-51-16-135-90-186z"><text:p/></draw:path><draw:path draw:style-name="gr68" draw:text-style-name="P16" svg:width="0.052in" svg:height="0.0697in" svg:x="1.8047in" svg:y="0.9402in" svg:viewBox="0 0 133 178" svg:d="M133 127h-10c-2 5-5 21-8 24-3 2-26 2-29 2h-53c18-14 38-29 55-40 24-16 45-31 45-60 0-33-32-53-69-53s-64 21-64 47c0 14 12 17 15 17 8 0 17-7 17-17 0-9-8-14-17-15 9-12 24-20 43-20 25 0 48 15 48 41 0 23-17 41-36 57l-67 56c-3 2-3 2-3 5v7h124z"><text:p/></draw:path><draw:polygon draw:style-name="gr69" draw:text-style-name="P16" svg:width="0.739in" svg:height="0.0087in" svg:x="1.1382in" svg:y="1.1185in" svg:viewBox="0 0 1878 23" draw:points="938,23 0,23 0,0 1878,0 1878,23"><text:p/></draw:polygon><draw:path draw:style-name="gr70" draw:text-style-name="P16" svg:width="0.065in" svg:height="0.0972in" svg:x="1.3831in" svg:y="1.15in" svg:viewBox="0 0 166 248" svg:d="M166 180h-13c-2 9-5 30-11 35-1 1-30 1-36 1h-68c38-34 51-44 74-62 29-22 54-45 54-81 0-46-40-73-89-73-45 0-77 33-77 67 0 19 15 21 20 21 9 0 19-6 19-20 0-6-1-20-21-20 11-27 36-34 55-34 37 0 57 28 57 59 0 33-24 57-36 72l-91 88c-3 4-3 6-3 15h154z"><text:p/></draw:path><draw:path draw:style-name="gr71" draw:text-style-name="P16" svg:width="0.0846in" svg:height="0.065in" svg:x="1.4657in" svg:y="1.1835in" svg:viewBox="0 0 216 166" svg:d="M197 26c6 0 10 0 13-3 5-5 6-9 6-12 0-11-9-11-15-11h-95c-61 0-106 59-106 104 0 35 26 62 64 62 48 0 101-43 101-101 0-6 0-23-11-39zM64 154c-20 0-37-12-37-39 0-11 6-89 71-89 20 0 38 7 38 35 0 7-3 40-21 66-15 21-36 27-51 27z"><text:p/></draw:path><draw:path draw:style-name="gr72" draw:text-style-name="P16" svg:width="0.052in" svg:height="0.0697in" svg:x="1.5689in" svg:y="1.1358in" svg:viewBox="0 0 133 178" svg:d="M133 127h-10c-2 5-5 21-8 24-3 2-26 2-29 2h-53c18-14 38-29 55-40 24-16 45-31 45-60 0-33-32-53-69-53s-64 21-64 47c0 14 12 17 15 17 8 0 17-7 17-17 0-9-8-14-17-15 9-12 24-20 43-20 25 0 48 15 48 41 0 23-17 41-36 57l-67 56c-3 2-3 2-3 5v7h124z"><text:p/></draw:path></draw:g></text:p>
      <text:p text:style-name="P1"><text:span text:style-name="T2"/></text:p>
      <text:p text:style-name="P5"><text:span text:style-name="T7"><text:s text:c="7"/>Por ter a mesma liberdade de atribuição de pesos (com a variância de cada função) RaGs conseguem fazer tudo aquilo que NURBS também conseguem. Isto é, podem gerar uma curva ou superfície que seja de classe C1 ou C2 e aproxime uma coleção de pontos de maneira suave. Note que isso implica que pode-se fazer desenhos quaisquer em 2D e texturas quaisquers em 3D. </text:span></text:p>
      <text:p text:style-name="P9"/>
      <text:p text:style-name="P9"><text:tab/>Uma característica de RaGs muito importante, é que pode ser usada para interpolar duas suprefícies. Se duas superfícies (ou curvas) são representadas por RaGs, pode-se fazer uma interpolação simples sobre seus valores totais ao invés de considerar as funções gaussianas de ambas as partes. Além desse possível uso, RaGs, como NURBS, podem ser usandas para produzir esferas, cubos ou primitivas muito mais complicadas, de maneira bastante precisa.</text:p>
      <text:p text:style-name="P9"/>
      <text:p text:style-name="P9"><text:tab/>Essa capacidade é uma vantagem perante as B-Splines, que, por não terem atribuição de pesos aos pontos, perdem generalidade. Também há grande vantagem de performance perante aproximação por polinômios, cuja avaliação para cada ponto da curva pode ser muito custosa. Vale notar que existem vantagens também sobre as NURBS. Ao passo que NURBS representam algumas curvas exatamente, RaGs podem aproximar tais curvas com muita precisão, mas com muito menos pontos. Uma outra diferença das demais funções de interpolação, é que, como há modificação na variância, pode-se gerar resultados diferentes com o mesmo conjunto de pontos. E, como terceira vantagem, pode-se criar formas fechadas, semi-fechadas e abertas interpolando pontos quaisquers.</text:p>
      <text:p text:style-name="P9"/>
      <text:p text:style-name="P9"><text:soft-page-break/><text:tab/>RaGs, portanto, podem ser usadas em todas as ocasiões em que se usam as NURBS (sendo assim, qualquer fomulação menos expressiva também pode ser substituída).  São especialmente úteis quando a aplicação tem muitas superfícies sendo interpoladas ou quando é necessário a representatividade das formas que NURBS não são capazes de mostrar.</text:p>
      <text:p text:style-name="P3"><text:span text:style-name="T11"><text:tab/></text:span><text:span text:style-name="T5">Um outro caso especial que é outra justificativa para o uso de RaGs é o cálculo da curva de interpolação (para fins diversos) quando há muito ruído e imprecisões. Um exemplo desse caso é a elaboração de meshes baseados em modelos escaneados, como aparehos médicos que buscam representar órgãos ou partes do corpo.</text:span><text:span text:style-name="T14"> </text:span><text:line-break/></text:p>
      <text:p text:style-name="P11">Referências:</text:p>
      <text:list xml:id="list845114426" text:style-name="L1">
        <text:list-item>
          <text:p text:style-name="P2">Shirley and Marschner. Fundamentals of Computer Graphics, CRC Press, 3rd Ed. 2010, Capítulo 15.</text:p>
        </text:list-item>
        <text:list-item>
          <text:p text:style-name="P2">Geometric modelling using rational Gaussian curves and surfaces, Goshtasby, Ardeshir </text:p>
        </text:list-item>
        <text:list-item>
          <text:p text:style-name="P15"><text:span text:style-name="T21">Approximatin digital 3D shapes by rational Gaussian surfaces, Marcel Jackowski, Martin Satter, Ardeshir Goshtasby</text:span></text:p>
        </text:list-item>
      </text:list>
      <text:p text:style-name="P1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inux Libertine G1" svg:font-family="'Linux Libertine G'"/>
    <style:font-face style:name="Roboto" svg:font-family="Roboto, Arial, sans-serif"/>
    <style:font-face style:name="Lucida Sans1" svg:font-family="'Lucida Sans'" style:font-family-generic="swiss"/>
    <style:font-face style:name="Linux Libertine G" svg:font-family="'Linux Libertine G'"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21:04:21.862000000</meta:creation-date>
    <dc:date>2019-11-30T23:02:52.109000000</dc:date>
    <meta:editing-duration>PT7M27S</meta:editing-duration>
    <meta:editing-cycles>1</meta:editing-cycles>
    <meta:document-statistic meta:table-count="0" meta:image-count="0" meta:object-count="0" meta:page-count="2" meta:paragraph-count="13" meta:word-count="507" meta:character-count="3386" meta:non-whitespace-character-count="2851"/>
    <meta:generator>LibreOffice/6.0.1.1$Windows_X86_64 LibreOffice_project/60bfb1526849283ce2491346ed2aa51c465abfe6</meta:generator>
  </office:meta>
</office:document-meta>
</file>